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104438" officeooo:paragraph-rsid="00104438"/>
    </style:style>
    <style:style style:name="P3" style:family="paragraph" style:parent-style-name="Standard">
      <style:text-properties officeooo:rsid="00104438" officeooo:paragraph-rsid="0011cb45"/>
    </style:style>
    <style:style style:name="P4" style:family="paragraph" style:parent-style-name="Standard">
      <style:text-properties officeooo:rsid="00104438" officeooo:paragraph-rsid="0012481a"/>
    </style:style>
    <style:style style:name="P5" style:family="paragraph" style:parent-style-name="Standard">
      <style:text-properties officeooo:rsid="00104438" officeooo:paragraph-rsid="0013c113"/>
    </style:style>
    <style:style style:name="P6" style:family="paragraph" style:parent-style-name="Standard">
      <style:text-properties officeooo:rsid="00104438" officeooo:paragraph-rsid="001b4564"/>
    </style:style>
    <style:style style:name="P7" style:family="paragraph" style:parent-style-name="Standard">
      <style:text-properties officeooo:rsid="00104438" officeooo:paragraph-rsid="0023ead4"/>
    </style:style>
    <style:style style:name="P8" style:family="paragraph" style:parent-style-name="Standard">
      <style:text-properties officeooo:rsid="00104438" officeooo:paragraph-rsid="0026b5d4"/>
    </style:style>
    <style:style style:name="P9" style:family="paragraph" style:parent-style-name="Standard">
      <style:text-properties officeooo:rsid="0011cb45" officeooo:paragraph-rsid="0012481a"/>
    </style:style>
    <style:style style:name="P10" style:family="paragraph" style:parent-style-name="Standard">
      <style:text-properties officeooo:rsid="0011cb45"/>
    </style:style>
    <style:style style:name="P11" style:family="paragraph" style:parent-style-name="Standard">
      <style:text-properties officeooo:rsid="0011cb45" officeooo:paragraph-rsid="002ba593"/>
    </style:style>
    <style:style style:name="P12" style:family="paragraph" style:parent-style-name="Standard">
      <style:text-properties officeooo:rsid="0011cb45" officeooo:paragraph-rsid="001b4564"/>
    </style:style>
    <style:style style:name="P13" style:family="paragraph" style:parent-style-name="Standard">
      <style:text-properties officeooo:rsid="0012481a" officeooo:paragraph-rsid="0012481a"/>
    </style:style>
    <style:style style:name="P14" style:family="paragraph" style:parent-style-name="Standard">
      <style:text-properties officeooo:paragraph-rsid="0012481a"/>
    </style:style>
    <style:style style:name="P15" style:family="paragraph" style:parent-style-name="Standard">
      <style:text-properties officeooo:paragraph-rsid="0013c113"/>
    </style:style>
    <style:style style:name="P16" style:family="paragraph" style:parent-style-name="Standard">
      <style:text-properties officeooo:rsid="0013e0f0" officeooo:paragraph-rsid="0013e0f0"/>
    </style:style>
    <style:style style:name="P17" style:family="paragraph" style:parent-style-name="Standard">
      <style:text-properties officeooo:rsid="0013e0f0" officeooo:paragraph-rsid="001d2b66"/>
    </style:style>
    <style:style style:name="P18" style:family="paragraph" style:parent-style-name="Standard">
      <style:text-properties officeooo:rsid="0013e0f0" officeooo:paragraph-rsid="0014b59a"/>
    </style:style>
    <style:style style:name="P19" style:family="paragraph" style:parent-style-name="Standard">
      <style:text-properties officeooo:rsid="0013e0f0" officeooo:paragraph-rsid="002ba593"/>
    </style:style>
    <style:style style:name="P20" style:family="paragraph" style:parent-style-name="Standard">
      <style:text-properties officeooo:rsid="0013fc79" officeooo:paragraph-rsid="0013fc79"/>
    </style:style>
    <style:style style:name="P21" style:family="paragraph" style:parent-style-name="Standard">
      <style:text-properties officeooo:rsid="0014b59a" officeooo:paragraph-rsid="0014b59a"/>
    </style:style>
    <style:style style:name="P22" style:family="paragraph" style:parent-style-name="Standard">
      <style:text-properties officeooo:rsid="0014b59a" officeooo:paragraph-rsid="001b4564"/>
    </style:style>
    <style:style style:name="P23" style:family="paragraph" style:parent-style-name="Standard">
      <style:text-properties officeooo:rsid="0014b59a" officeooo:paragraph-rsid="002ba593"/>
    </style:style>
    <style:style style:name="P24" style:family="paragraph" style:parent-style-name="Standard">
      <style:text-properties officeooo:paragraph-rsid="0014b59a"/>
    </style:style>
    <style:style style:name="P25" style:family="paragraph" style:parent-style-name="Standard">
      <style:text-properties officeooo:rsid="00159d8b" officeooo:paragraph-rsid="00159d8b"/>
    </style:style>
    <style:style style:name="P26" style:family="paragraph" style:parent-style-name="Standard">
      <style:text-properties officeooo:rsid="00159d8b" officeooo:paragraph-rsid="002ba593"/>
    </style:style>
    <style:style style:name="P27" style:family="paragraph" style:parent-style-name="Standard">
      <style:text-properties officeooo:rsid="00178274" officeooo:paragraph-rsid="00178274"/>
    </style:style>
    <style:style style:name="P28" style:family="paragraph" style:parent-style-name="Standard">
      <style:text-properties officeooo:paragraph-rsid="00191a11"/>
    </style:style>
    <style:style style:name="P29" style:family="paragraph" style:parent-style-name="Standard">
      <style:text-properties officeooo:rsid="001ae9e6" officeooo:paragraph-rsid="001ae9e6"/>
    </style:style>
    <style:style style:name="P30" style:family="paragraph" style:parent-style-name="Standard">
      <style:text-properties officeooo:rsid="001ae9e6" officeooo:paragraph-rsid="001b4564"/>
    </style:style>
    <style:style style:name="P31" style:family="paragraph" style:parent-style-name="Standard">
      <style:text-properties fo:font-size="20pt" fo:font-weight="bold" officeooo:rsid="0014b59a" officeooo:paragraph-rsid="0014b59a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20pt" fo:font-weight="bold" officeooo:rsid="001ae9e6" officeooo:paragraph-rsid="001ae9e6" style:font-size-asian="20pt" style:font-weight-asian="bold" style:font-size-complex="20pt" style:font-weight-complex="bold"/>
    </style:style>
    <style:style style:name="P33" style:family="paragraph" style:parent-style-name="Standard">
      <style:text-properties officeooo:rsid="001b4564" officeooo:paragraph-rsid="001b4564"/>
    </style:style>
    <style:style style:name="P34" style:family="paragraph" style:parent-style-name="Standard">
      <style:text-properties fo:font-weight="bold" officeooo:rsid="001efe92" officeooo:paragraph-rsid="002ba593" style:font-weight-asian="bold" style:font-weight-complex="bold"/>
    </style:style>
    <style:style style:name="P35" style:family="paragraph" style:parent-style-name="Standard">
      <style:text-properties fo:font-size="22pt" fo:font-weight="bold" officeooo:rsid="00159d8b" officeooo:paragraph-rsid="002ba593" style:font-size-asian="22pt" style:font-weight-asian="bold" style:font-size-complex="22pt" style:font-weight-complex="bold"/>
    </style:style>
    <style:style style:name="P36" style:family="paragraph" style:parent-style-name="Standard">
      <style:text-properties officeooo:rsid="001d2b66" officeooo:paragraph-rsid="002ba593"/>
    </style:style>
    <style:style style:name="P37" style:family="paragraph" style:parent-style-name="Standard">
      <style:text-properties officeooo:rsid="001d2b66" officeooo:paragraph-rsid="001d2b66"/>
    </style:style>
    <style:style style:name="P38" style:family="paragraph" style:parent-style-name="Standard">
      <style:text-properties officeooo:paragraph-rsid="001efe92"/>
    </style:style>
    <style:style style:name="P39" style:family="paragraph" style:parent-style-name="Standard">
      <style:text-properties fo:font-size="12pt" fo:font-weight="normal" officeooo:rsid="001fda85" officeooo:paragraph-rsid="001fda85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ae9e6" officeooo:paragraph-rsid="002a3415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ff1e7" officeooo:paragraph-rsid="001ff1e7" style:font-size-asian="12pt" style:font-weight-asian="normal" style:font-size-complex="12pt" style:font-weight-complex="normal"/>
    </style:style>
    <style:style style:name="P42" style:family="paragraph" style:parent-style-name="Standard">
      <style:text-properties officeooo:rsid="001ff1e7" officeooo:paragraph-rsid="001ff1e7"/>
    </style:style>
    <style:style style:name="P43" style:family="paragraph" style:parent-style-name="Standard">
      <style:text-properties fo:font-style="italic" officeooo:rsid="0013e0f0" officeooo:paragraph-rsid="001d2b66" style:font-style-asian="italic" style:font-style-complex="italic"/>
    </style:style>
    <style:style style:name="P44" style:family="paragraph" style:parent-style-name="Standard">
      <style:text-properties officeooo:rsid="00236a06" officeooo:paragraph-rsid="00236a06"/>
    </style:style>
    <style:style style:name="P45" style:family="paragraph" style:parent-style-name="Standard">
      <style:text-properties fo:font-size="10.5pt" fo:font-style="italic" officeooo:rsid="0014b59a" officeooo:paragraph-rsid="0014b59a" style:font-size-asian="10.5pt" style:font-style-asian="italic" style:font-size-complex="10.5pt" style:font-style-complex="italic"/>
    </style:style>
    <style:style style:name="P46" style:family="paragraph" style:parent-style-name="Standard">
      <style:text-properties fo:font-size="10.5pt" fo:font-style="italic" officeooo:rsid="0014b59a" officeooo:paragraph-rsid="00368ce1" style:font-size-asian="10.5pt" style:font-style-asian="italic" style:font-size-complex="10.5pt" style:font-style-complex="italic"/>
    </style:style>
    <style:style style:name="P47" style:family="paragraph" style:parent-style-name="Standard">
      <style:text-properties fo:font-size="10.5pt" fo:font-style="italic" officeooo:rsid="002562e3" officeooo:paragraph-rsid="002562e3" style:font-size-asian="10.5pt" style:font-style-asian="italic" style:font-size-complex="10.5pt" style:font-style-complex="italic"/>
    </style:style>
    <style:style style:name="P48" style:family="paragraph" style:parent-style-name="Standard">
      <style:text-properties officeooo:rsid="002562e3" officeooo:paragraph-rsid="002562e3"/>
    </style:style>
    <style:style style:name="P49" style:family="paragraph" style:parent-style-name="Standard">
      <style:text-properties officeooo:rsid="0026b5d4" officeooo:paragraph-rsid="0026b5d4"/>
    </style:style>
    <style:style style:name="P50" style:family="paragraph" style:parent-style-name="Standard">
      <style:text-properties officeooo:rsid="002aa184" officeooo:paragraph-rsid="002aa184"/>
    </style:style>
    <style:style style:name="P51" style:family="paragraph" style:parent-style-name="Standard">
      <style:text-properties officeooo:paragraph-rsid="002ba593"/>
    </style:style>
    <style:style style:name="P52" style:family="paragraph" style:parent-style-name="Standard">
      <style:text-properties style:text-underline-style="solid" style:text-underline-width="auto" style:text-underline-color="font-color" officeooo:paragraph-rsid="002ba593"/>
    </style:style>
    <style:style style:name="P53" style:family="paragraph" style:parent-style-name="Standard">
      <style:text-properties style:text-underline-style="solid" style:text-underline-width="auto" style:text-underline-color="font-color" officeooo:rsid="00159d8b" officeooo:paragraph-rsid="002ba593"/>
    </style:style>
    <style:style style:name="P54" style:family="paragraph" style:parent-style-name="Standard">
      <style:text-properties officeooo:rsid="001efe92" officeooo:paragraph-rsid="001efe92"/>
    </style:style>
    <style:style style:name="P55" style:family="paragraph" style:parent-style-name="Standard">
      <style:text-properties officeooo:rsid="001d2b66" officeooo:paragraph-rsid="002ba593"/>
    </style:style>
    <style:style style:name="P56" style:family="paragraph" style:parent-style-name="Standard">
      <style:text-properties fo:font-weight="bold" officeooo:rsid="0037d1e1" officeooo:paragraph-rsid="0037d1e1" style:font-weight-asian="bold" style:font-weight-complex="bold"/>
    </style:style>
    <style:style style:name="P57" style:family="paragraph" style:parent-style-name="Standard">
      <style:text-properties fo:font-weight="normal" officeooo:rsid="0037d1e1" officeooo:paragraph-rsid="0037d1e1" style:font-weight-asian="normal" style:font-weight-complex="normal"/>
    </style:style>
    <style:style style:name="P58" style:family="paragraph" style:parent-style-name="Standard">
      <style:text-properties fo:font-weight="normal" officeooo:rsid="0037d1e1" officeooo:paragraph-rsid="003c02ff" style:font-weight-asian="normal" style:font-weight-complex="normal"/>
    </style:style>
    <style:style style:name="P59" style:family="paragraph" style:parent-style-name="Standard">
      <style:text-properties fo:font-weight="normal" officeooo:rsid="003bb225" officeooo:paragraph-rsid="003bb225" style:font-weight-asian="normal" style:font-weight-complex="normal"/>
    </style:style>
    <style:style style:name="P60" style:family="paragraph" style:parent-style-name="Standard">
      <style:text-properties officeooo:paragraph-rsid="003bb225"/>
    </style:style>
    <style:style style:name="P61" style:family="paragraph" style:parent-style-name="Standard">
      <style:text-properties officeooo:rsid="003c02ff" officeooo:paragraph-rsid="003c02ff"/>
    </style:style>
    <style:style style:name="T1" style:family="text">
      <style:text-properties officeooo:rsid="00104438"/>
    </style:style>
    <style:style style:name="T2" style:family="text">
      <style:text-properties fo:font-style="italic" officeooo:rsid="00104438" style:font-style-asian="italic" style:font-style-complex="italic"/>
    </style:style>
    <style:style style:name="T3" style:family="text">
      <style:text-properties fo:font-style="italic" officeooo:rsid="001ff1e7" style:font-style-asian="italic" style:font-style-complex="italic"/>
    </style:style>
    <style:style style:name="T4" style:family="text">
      <style:text-properties fo:font-style="italic" fo:font-weight="normal" officeooo:rsid="003bb225" style:font-style-asian="italic" style:font-weight-asian="normal" style:font-style-complex="italic" style:font-weight-complex="normal"/>
    </style:style>
    <style:style style:name="T5" style:family="text">
      <style:text-properties officeooo:rsid="0011cb45"/>
    </style:style>
    <style:style style:name="T6" style:family="text">
      <style:text-properties officeooo:rsid="0012481a"/>
    </style:style>
    <style:style style:name="T7" style:family="text">
      <style:text-properties officeooo:rsid="0013c113"/>
    </style:style>
    <style:style style:name="T8" style:family="text">
      <style:text-properties officeooo:rsid="0013e0f0"/>
    </style:style>
    <style:style style:name="T9" style:family="text">
      <style:text-properties officeooo:rsid="0013fc79"/>
    </style:style>
    <style:style style:name="T10" style:family="text">
      <style:text-properties officeooo:rsid="00159d8b"/>
    </style:style>
    <style:style style:name="T11" style:family="text">
      <style:text-properties officeooo:rsid="00191a1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e9e6" style:font-weight-asian="bold" style:font-weight-complex="bold"/>
    </style:style>
    <style:style style:name="T14" style:family="text">
      <style:text-properties fo:font-weight="bold" officeooo:rsid="001b4564" style:font-weight-asian="bold" style:font-weight-complex="bold"/>
    </style:style>
    <style:style style:name="T15" style:family="text">
      <style:text-properties fo:font-weight="bold" officeooo:rsid="001efe92" style:font-weight-asian="bold" style:font-weight-complex="bold"/>
    </style:style>
    <style:style style:name="T16" style:family="text">
      <style:text-properties fo:font-weight="bold" officeooo:rsid="001ff1e7" style:font-weight-asian="bold" style:font-weight-complex="bold"/>
    </style:style>
    <style:style style:name="T17" style:family="text">
      <style:text-properties fo:font-weight="bold" officeooo:rsid="002ba593" style:font-weight-asian="bold" style:font-weight-complex="bold"/>
    </style:style>
    <style:style style:name="T18" style:family="text">
      <style:text-properties fo:font-weight="bold" officeooo:rsid="002cfdbf" style:font-weight-asian="bold" style:font-weight-complex="bold"/>
    </style:style>
    <style:style style:name="T19" style:family="text">
      <style:text-properties fo:font-weight="bold" officeooo:rsid="002ecfe4" style:font-weight-asian="bold" style:font-weight-complex="bold"/>
    </style:style>
    <style:style style:name="T20" style:family="text">
      <style:text-properties officeooo:rsid="001b4564"/>
    </style:style>
    <style:style style:name="T21" style:family="text">
      <style:text-properties officeooo:rsid="001d2b66"/>
    </style:style>
    <style:style style:name="T22" style:family="text">
      <style:text-properties officeooo:rsid="001d95c1"/>
    </style:style>
    <style:style style:name="T23" style:family="text">
      <style:text-properties officeooo:rsid="001efe92"/>
    </style:style>
    <style:style style:name="T24" style:family="text">
      <style:text-properties officeooo:rsid="001fda85"/>
    </style:style>
    <style:style style:name="T25" style:family="text">
      <style:text-properties officeooo:rsid="001ff1e7"/>
    </style:style>
    <style:style style:name="T26" style:family="text">
      <style:text-properties officeooo:rsid="00236a06"/>
    </style:style>
    <style:style style:name="T27" style:family="text">
      <style:text-properties officeooo:rsid="002562e3"/>
    </style:style>
    <style:style style:name="T28" style:family="text">
      <style:text-properties fo:font-size="10.5pt" fo:font-style="italic" style:font-size-asian="10.5pt" style:font-style-asian="italic" style:font-size-complex="10.5pt" style:font-style-complex="italic"/>
    </style:style>
    <style:style style:name="T29" style:family="text">
      <style:text-properties fo:font-size="12pt" fo:font-style="normal" officeooo:rsid="0026b5d4" style:font-size-asian="10.5pt" style:font-style-asian="normal" style:font-size-complex="12pt" style:font-style-complex="normal"/>
    </style:style>
    <style:style style:name="T30" style:family="text">
      <style:text-properties officeooo:rsid="0026b5d4"/>
    </style:style>
    <style:style style:name="T31" style:family="text">
      <style:text-properties officeooo:rsid="00295112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295112"/>
    </style:style>
    <style:style style:name="T34" style:family="text">
      <style:text-properties style:text-underline-style="solid" style:text-underline-width="auto" style:text-underline-color="font-color" officeooo:rsid="0012481a"/>
    </style:style>
    <style:style style:name="T35" style:family="text">
      <style:text-properties style:text-underline-style="solid" style:text-underline-width="auto" style:text-underline-color="font-color" officeooo:rsid="001d95c1"/>
    </style:style>
    <style:style style:name="T36" style:family="text">
      <style:text-properties style:text-underline-style="solid" style:text-underline-width="auto" style:text-underline-color="font-color" officeooo:rsid="0013e0f0"/>
    </style:style>
    <style:style style:name="T37" style:family="text">
      <style:text-properties style:text-underline-style="solid" style:text-underline-width="auto" style:text-underline-color="font-color" officeooo:rsid="002ba593"/>
    </style:style>
    <style:style style:name="T38" style:family="text">
      <style:text-properties style:text-underline-style="solid" style:text-underline-width="auto" style:text-underline-color="font-color" officeooo:rsid="002cfdbf"/>
    </style:style>
    <style:style style:name="T39" style:family="text">
      <style:text-properties officeooo:rsid="002a3415"/>
    </style:style>
    <style:style style:name="T40" style:family="text">
      <style:text-properties officeooo:rsid="002ba593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weight="bold" officeooo:rsid="001b4564" style:font-size-asian="20pt" style:font-weight-asian="bold" style:font-size-complex="20pt" style:font-weight-complex="bold"/>
    </style:style>
    <style:style style:name="T43" style:family="text">
      <style:text-properties officeooo:rsid="002cfdbf"/>
    </style:style>
    <style:style style:name="T44" style:family="text">
      <style:text-properties officeooo:rsid="00313353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officeooo:rsid="0011cb45" style:font-size-asian="10pt" style:font-size-complex="10pt"/>
    </style:style>
    <style:style style:name="T47" style:family="text">
      <style:text-properties fo:font-size="10pt" officeooo:rsid="0013fc79" style:font-size-asian="10pt" style:font-size-complex="10pt"/>
    </style:style>
    <style:style style:name="T48" style:family="text">
      <style:text-properties officeooo:rsid="003677a8"/>
    </style:style>
    <style:style style:name="T49" style:family="text">
      <style:text-properties officeooo:rsid="00368ce1"/>
    </style:style>
    <style:style style:name="T50" style:family="text">
      <style:text-properties style:text-position="super 58%"/>
    </style:style>
    <style:style style:name="T51" style:family="text">
      <style:text-properties style:text-position="0% 100%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37d1e1" style:font-weight-asian="normal" style:font-weight-complex="normal"/>
    </style:style>
    <style:style style:name="T54" style:family="text">
      <style:text-properties fo:font-weight="normal" officeooo:rsid="003bb225" style:font-weight-asian="normal" style:font-weight-complex="normal"/>
    </style:style>
    <style:style style:name="T55" style:family="text">
      <style:text-properties fo:font-weight="normal" officeooo:rsid="003c02ff" style:font-weight-asian="normal" style:font-weight-complex="normal"/>
    </style:style>
    <style:style style:name="T56" style:family="text">
      <style:text-properties officeooo:rsid="003c02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he advice given here is just a basic understanding of knowledge. Please do further reading on each subject in order to get a full compression of a Linux system running Apache Web Server, PHP, and MariaDB.</text:p>
      <text:p text:style-name="P2"/>
      <text:p text:style-name="P2">In this sample we are going to install our <text:span text:style-name="T44">a</text:span> Web Server using Apache2, php8, and MariaDB <text:span text:style-name="T48">on MX Linux 23</text:span>.<text:line-break/><text:line-break/><text:span text:style-name="T13">Installing Apache, PHP, MariaDB</text:span></text:p>
      <text:p text:style-name="P2"/>
      <text:p text:style-name="P3">Open up: MX Package Installer</text:p>
      <text:p text:style-name="P38"><text:span text:style-name="T1">in the search bar type: Apache<text:line-break/></text:span><text:span text:style-name="T23">Click on the </text:span><text:span text:style-name="T1">option: Local Web Server … apache2, php8.2, mariaDB<text:line-break/>then click install.<text:line-break/></text:span></text:p>
      <text:p text:style-name="P54">Setting up Apache Web Server with a pretend site named help with a public_html directory.<text:line-break/>Open a terminal and type:</text:p>
      <text:p text:style-name="P38"><text:span text:style-name="T1"><text:line-break/>Sudo chown -R $USER:$USER </text:span><text:span text:style-name="T2">/var/www/help</text:span></text:p>
      <text:p text:style-name="P2">mkdir /var/www/help/public_html/</text:p>
      <text:p text:style-name="P10"/>
      <text:p text:style-name="P9"><text:span text:style-name="T23">N</text:span>ow add the following to the file for testing:</text:p>
      <text:p text:style-name="P9"/>
      <text:p text:style-name="P13">sudo nano /var/www/help/public_html/index.php</text:p>
      <text:p text:style-name="P14"><text:span text:style-name="T5"><text:line-break/></text:span><text:span text:style-name="Source_20_Text"><text:span text:style-name="T45">&lt;html&gt;</text:span></text:span></text:p>
      <text:p text:style-name="Preformatted_20_Text"><text:span text:style-name="Source_20_Text"><text:span text:style-name="T45"><text:s text:c="4"/>&lt;head&gt;</text:span></text:span></text:p>
      <text:p text:style-name="Preformatted_20_Text"><text:span text:style-name="Source_20_Text"><text:span text:style-name="T45"><text:s text:c="8"/>&lt;title&gt;Welcome to Your_domain!&lt;/title&gt;</text:span></text:span></text:p>
      <text:p text:style-name="Preformatted_20_Text"><text:span text:style-name="Source_20_Text"><text:span text:style-name="T45"><text:s text:c="4"/>&lt;/head&gt;</text:span></text:span></text:p>
      <text:p text:style-name="Preformatted_20_Text"><text:span text:style-name="Source_20_Text"><text:span text:style-name="T45"><text:s text:c="4"/>&lt;body&gt;</text:span></text:span></text:p>
      <text:p text:style-name="Preformatted_20_Text"><text:span text:style-name="Source_20_Text"><text:span text:style-name="T45"><text:s text:c="8"/>&lt;h1&gt;Success! <text:s/>The host is working!&lt;/h1&gt;</text:span></text:span></text:p>
      <text:p text:style-name="Preformatted_20_Text"><text:span text:style-name="Source_20_Text"><text:span text:style-name="T45"><text:tab/> <text:s/>&lt;?</text:span></text:span><text:span text:style-name="Source_20_Text"><text:span text:style-name="T46">php echo “Hello World </text:span></text:span><text:span text:style-name="Source_20_Text"><text:span text:style-name="T47">php is working</text:span></text:span><text:span text:style-name="Source_20_Text"><text:span text:style-name="T46">”; </text:span></text:span><text:span text:style-name="Source_20_Text"><text:span text:style-name="T45">?&gt;</text:span></text:span></text:p>
      <text:p text:style-name="Preformatted_20_Text"><text:span text:style-name="Source_20_Text"><text:span text:style-name="T45"><text:s text:c="4"/>&lt;/body&gt;</text:span></text:span></text:p>
      <text:p text:style-name="P1"><text:span text:style-name="Source_20_Text"><text:span text:style-name="T45">&lt;/html&gt;</text:span></text:span></text:p>
      <text:p text:style-name="P13">EXIT AND SAVE.</text:p>
      <text:p text:style-name="Standard"><text:line-break/><text:span text:style-name="T23">This is a file that will set up the name and location on disk as to the location of your website.</text:span></text:p>
      <text:p text:style-name="P9">sudo nano /etc/apache2/sites-available/ashershelp.conf</text:p>
      <text:p text:style-name="Standard"/>
      <text:p text:style-name="Standard">&lt;VirtualHost *:80&gt;</text:p>
      <text:p text:style-name="Standard"><text:s text:c="4"/>ServerAdmin webmaster@localhost</text:p>
      <text:p text:style-name="Standard"><text:s text:c="4"/>ServerName ashershelp</text:p>
      <text:p text:style-name="Standard"><text:s text:c="4"/>ServerAlias www.ashershelp.com</text:p>
      <text:p text:style-name="Standard"><text:s text:c="4"/>DocumentRoot /var/www/help/public_html/</text:p>
      <text:p text:style-name="Standard"><text:s text:c="4"/>ErrorLog ${APACHE_LOG_DIR}/error.log</text:p>
      <text:p text:style-name="Standard"><text:s text:c="4"/>CustomLog ${APACHE_LOG_DIR}/access.log combined</text:p>
      <text:p text:style-name="Standard">&lt;/VirtualHost&gt;</text:p>
      <text:p text:style-name="Standard"/>
      <text:p text:style-name="P13">EXIT AND SAVE</text:p>
      <text:p text:style-name="P13"/>
      <text:p text:style-name="P13"><text:soft-page-break/>Now lets enable the site:</text:p>
      <text:p text:style-name="P4"><text:span text:style-name="T5">a2ensite ashershelp.co</text:span><text:span text:style-name="T6">n</text:span><text:span text:style-name="T5">f<text:line-break/><text:line-break/></text:span><text:span text:style-name="T6">Lets disable the default site:</text:span></text:p>
      <text:p text:style-name="P9">a2dissite 000-default.conf</text:p>
      <text:p text:style-name="P4"/>
      <text:p text:style-name="P5"><text:span text:style-name="T6">Lets test the current configuration:</text:span><text:span text:style-name="T5"><text:line-break/>apache2ctl configtest<text:line-break/><text:tab/></text:span><text:span text:style-name="T6">output should end with …<text:line-break/><text:tab/>…</text:span></text:p>
      <text:p text:style-name="P15"><text:span text:style-name="T5"><text:tab/></text:span><text:span text:style-name="T7">Syntax OK<text:line-break/></text:span></text:p>
      <text:p text:style-name="P16">Now Lets restart the Apache Web Server:<text:line-break/>sudo service apache2 restart</text:p>
      <text:p text:style-name="P15"/>
      <text:p text:style-name="P20">Lets check the status of the web server:</text:p>
      <text:p text:style-name="P20">sudo service apache2 restart</text:p>
      <text:p text:style-name="P20"/>
      <text:p text:style-name="P24"><text:span text:style-name="T9">Now lets check in a web browser, Open a web browser and in the URL line type:<text:line-break/></text:span><text:a xlink:type="simple" xlink:href="http://localhost/" text:style-name="Internet_20_link" text:visited-style-name="Visited_20_Internet_20_Link"><text:span text:style-name="T9">http://localhost</text:span></text:a><text:span text:style-name="T9"><text:line-break/>or<text:line-break/></text:span><text:a xlink:type="simple" xlink:href="http://127.0.0.1/" text:style-name="Internet_20_link" text:visited-style-name="Visited_20_Internet_20_Link"><text:span text:style-name="T9">http://127.0.0.1</text:span></text:a><text:span text:style-name="T9"><text:line-break/></text:span></text:p>
      <text:p text:style-name="P24"/>
      <text:p text:style-name="P31">Setting up <text:span text:style-name="T10">and securing </text:span>mariaDB.</text:p>
      <text:p text:style-name="P21"/>
      <text:p text:style-name="P27">OK this is the time that you will want to save a password somewhere. I suggest Keepass or LastPass, a password manager of some kind is good enough.</text:p>
      <text:p text:style-name="P21"/>
      <text:p text:style-name="P27">This is also a good time to do a back up and then configure the Database because right now <text:line-break/>* There is No password on the root user.<text:line-break/>* <text:span text:style-name="T11">Root login can be accessed from another machine.</text:span><text:line-break/>* anonymous can log in, this is good for learning.<text:line-break/>* <text:span text:style-name="T11">there is a database named test, this is good for learning.<text:line-break/><text:line-break/>OK Now lets secure the database and for getting it ready for production environment. </text:span></text:p>
      <text:p text:style-name="P28"><text:span text:style-name="T11">Open a terminal up and type:<text:line-break/></text:span><text:span text:style-name="T27">sudo </text:span>mysql_secure_installation</text:p>
      <text:p text:style-name="P21"/>
      <text:p text:style-name="P45">[sudo] password for asher: <text:s text:c="10"/></text:p>
      <text:p text:style-name="P45"/>
      <text:p text:style-name="P45">NOTE: RUNNING ALL PARTS OF THIS SCRIPT IS RECOMMENDED FOR ALL MariaDB</text:p>
      <text:p text:style-name="P45"><text:s text:c="6"/>SERVERS IN PRODUCTION USE! <text:s/>PLEASE READ EACH STEP CAREFULLY!</text:p>
      <text:p text:style-name="P45"/>
      <text:p text:style-name="P45">In order to log into MariaDB to secure it, we'll need the current</text:p>
      <text:p text:style-name="P45">password for the root user. If you've just installed MariaDB, and</text:p>
      <text:p text:style-name="P45">haven't set the root password yet, you should just press enter here.</text:p>
      <text:p text:style-name="P45">Enter current password for root (enter for none):</text:p>
      <text:p text:style-name="P21"/>
      <text:p text:style-name="P48"><text:soft-page-break/>Press Enter.<text:line-break/></text:p>
      <text:p text:style-name="P45">OK, successfully used password, moving on...</text:p>
      <text:p text:style-name="P45">Setting the root password or using the unix_socket ensures that nobody</text:p>
      <text:p text:style-name="P45">can log into the MariaDB root user without the proper authorisation.</text:p>
      <text:p text:style-name="P45">You already have your root account protected, so you can safely answer 'n'.</text:p>
      <text:p text:style-name="P46">Switch to unix_socket authentication [Y/n] <text:span text:style-name="T27">Y</text:span></text:p>
      <text:p text:style-name="P48"/>
      <text:p text:style-name="P48">* If you type Y here you will only be able to login in Apache through that computer only. This method is very secure.</text:p>
      <text:p text:style-name="P21"/>
      <text:p text:style-name="P21">You already have your root account protected, so you can safely answer 'n'.</text:p>
      <text:p text:style-name="P21">Change the root password? [Y/n] <text:span text:style-name="T27">Y</text:span></text:p>
      <text:p text:style-name="P21"/>
      <text:p text:style-name="P21">* <text:span text:style-name="T27">If you want a password as well this is the time to do it now</text:span></text:p>
      <text:p text:style-name="P48">Enter password twice like normal.<text:line-break/><text:line-break/><text:span text:style-name="T28">Password updated successfully!</text:span></text:p>
      <text:p text:style-name="P47">Reloading privilege tables..</text:p>
      <text:p text:style-name="P47"><text:s/>... Success!</text:p>
      <text:p text:style-name="P47"/>
      <text:p text:style-name="P47">By default, a MariaDB installation has an anonymous user, allowing anyone</text:p>
      <text:p text:style-name="P47">to log into MariaDB without having to have a user account created for</text:p>
      <text:p text:style-name="P47">them. <text:s/>This is intended only for testing, and to make the installation</text:p>
      <text:p text:style-name="P47">go a bit smoother. <text:s/>You should remove them before moving into a</text:p>
      <text:p text:style-name="P47">production environment.</text:p>
      <text:p text:style-name="P47"/>
      <text:p text:style-name="P47">Remove anonymous users? [Y/n] Y</text:p>
      <text:p text:style-name="P21"/>
      <text:p text:style-name="P21">* <text:span text:style-name="T27">This is suggestible to make your LAMP server more secure.</text:span></text:p>
      <text:p text:style-name="P21"/>
      <text:p text:style-name="P45">Normally, root should only be allowed to connect from 'localhost'. <text:s/>This</text:p>
      <text:p text:style-name="P45">ensures that someone cannot guess at the root password from the network.</text:p>
      <text:p text:style-name="P45"/>
      <text:p text:style-name="P21"><text:span text:style-name="T28">Disallow root login remotely? [Y/n]</text:span> <text:span text:style-name="T27">Y</text:span></text:p>
      <text:p text:style-name="P21"/>
      <text:p text:style-name="P45">By default, MariaDB comes with a database named 'test' that anyone can</text:p>
      <text:p text:style-name="P45">access. <text:s/>This is also intended only for testing, and should be removed</text:p>
      <text:p text:style-name="P45">before moving into a production environment.</text:p>
      <text:p text:style-name="P45"/>
      <text:p text:style-name="P21"><text:span text:style-name="T28">Remove test database and access to it? [Y/n] </text:span><text:span text:style-name="T29">Y</text:span></text:p>
      <text:p text:style-name="P21"/>
      <text:p text:style-name="P45">Reloading the privilege tables will ensure that all changes made so far</text:p>
      <text:p text:style-name="P45">will take effect immediately.</text:p>
      <text:p text:style-name="P45"/>
      <text:p text:style-name="P21"><text:span text:style-name="T28">Reload privilege tables now? [Y/n]</text:span> <text:span text:style-name="T30">Y</text:span></text:p>
      <text:p text:style-name="P21"/>
      <text:p text:style-name="P45">Cleaning up...</text:p>
      <text:p text:style-name="P45">All done! <text:s/>If you've completed all of the above steps, your MariaDB</text:p>
      <text:p text:style-name="P45">installation should now be secure.</text:p>
      <text:p text:style-name="P45">Thanks for using MariaDB!</text:p>
      <text:p text:style-name="P21"/>
      <text:p text:style-name="P49"><text:soft-page-break/>Now lets exit the terminal:</text:p>
      <text:p text:style-name="P49">exit</text:p>
      <text:p text:style-name="P21"/>
      <text:p text:style-name="P32"><text:span text:style-name="T24">Installing</text:span> up phpmyadmin</text:p>
      <text:p text:style-name="P39"/>
      <text:p text:style-name="P39">Installing phpmyadmin is not necessary at all. It is highly suggestive to those just starting out learning or those who are running a home server. As well as; if you do not want to interact with a database through a terminal environment. Then phpmyadmin is a great program to install for a visual understanding of the database. Terminal environmental commands can be used within phpmyadmin as well. Also phpmyadmin also can show you the output so you can learn through example.<text:line-break/></text:p>
      <text:p text:style-name="P41">To install phpmyadmin open up MX Package Installer. <text:line-break/><text:span text:style-name="T31">Click on the Tab “Enable Repos”</text:span><text:line-break/>In the search bar type “phpmyadmin”</text:p>
      <text:p text:style-name="P40"><text:line-break/><text:span text:style-name="T31">During the installation it will ask you a question<text:line-break/><text:line-break/>* apache2<text:line-break/>* lighttpd<text:line-break/><text:line-break/>click the apache2 then click Next.<text:line-break/><text:line-break/>Configure database for phpmyadmin with dbconfig-common?<text:line-break/><text:line-break/>Leave check and click Next<text:line-break/><text:line-break/>MySQL application password for phpmyadmin:<text:line-break/></text:span><text:span text:style-name="T33">Now is the time to add your MariaDB password</text:span><text:span text:style-name="T31"><text:line-break/><text:line-break/>Password confirmation:<text:line-break/></text:span><text:span text:style-name="T33">Now is the time to add your MariaDB password</text:span><text:span text:style-name="T31"><text:line-break/><text:line-break/></text:span><text:span text:style-name="T39">Close MX Package Installer.</text:span><text:span text:style-name="T31"><text:line-break/></text:span></text:p>
      <text:p text:style-name="P40"><text:span text:style-name="T39">Open a web browser and in the URL line type:<text:line-break/></text:span><text:a xlink:type="simple" xlink:href="http://localhost/phpmyadmin" text:style-name="Internet_20_link" text:visited-style-name="Visited_20_Internet_20_Link"><text:span text:style-name="T39">http://localhost/phpmyadmin</text:span></text:a><text:span text:style-name="T39"><text:line-break/><text:line-break/>You should be confronted with a login screen:<text:line-break/>Username: root<text:line-break/>Password: </text:span><text:span text:style-name="T33">Now is the time to add your MariaDB password</text:span><text:span text:style-name="T31"><text:line-break/><text:line-break/></text:span></text:p>
      <text:p text:style-name="P32"><text:span text:style-name="T20">Setting up the </text:span>Firewall</text:p>
      <text:p text:style-name="P21"/>
      <text:p text:style-name="P44">In creating a firewall you want to allow Apache server traffic to go out and hide the MariaDB server, so as to only your scripts can interact with MariaDB.</text:p>
      <text:p text:style-name="P21"/>
      <text:p text:style-name="P33"><text:soft-page-break/>* Status of a firewall<text:line-break/>sudo ufw status<text:line-break/></text:p>
      <text:p text:style-name="P33">* Get Help, this will display a list of command that you can use<text:line-break/>sudo ufw help </text:p>
      <text:p text:style-name="P29"/>
      <text:p text:style-name="P22">* <text:span text:style-name="T20">And for a list of Available presets type:<text:line-break/>sudo ufw app list<text:line-break/><text:line-break/>in the long list you will see 4 that have WWW</text:span><text:span text:style-name="T21">(port 80)</text:span><text:span text:style-name="T20">, WWW Cache</text:span><text:span text:style-name="T21">(port 8080)</text:span><text:span text:style-name="T20">, WWW Full</text:span><text:span text:style-name="T21">(ports 80,443)</text:span><text:span text:style-name="T20">, WWW Secure</text:span><text:span text:style-name="T21">(Port 443)</text:span><text:span text:style-name="T20">. ***<text:line-break/></text:span><text:span text:style-name="T21">WWW will allow traffic to run in port 80 ONLY.<text:line-break/></text:span><text:span text:style-name="T20"><text:line-break/>To view the information about these files type:<text:line-break/>sudo ufw app info </text:span><text:span text:style-name="T23">WWW</text:span></text:p>
      <text:p text:style-name="P33">or</text:p>
      <text:p text:style-name="P33">sudo ufw app info “WWW Cache”</text:p>
      <text:p text:style-name="P22"><text:line-break/><text:line-break/><text:span text:style-name="T21">F</text:span><text:span text:style-name="T20">or this insecure method we are going to use. </text:span><text:span text:style-name="T23">This will allow http traffic from your computer.</text:span><text:span text:style-name="T20"><text:line-break/>sudo ufw allow </text:span><text:span text:style-name="T23">WWW<text:line-break/><text:line-break/></text:span><text:span text:style-name="T26">now lets reload the firewall<text:line-break/>sudo ufw reload<text:line-break/><text:line-break/>to view the current rules of the firewall:<text:line-break/>sudo ufw status numbered</text:span><text:line-break/><text:line-break/><text:span text:style-name="T24">If you make a mistake and want to delete a rule check out Final Notes.<text:line-break/></text:span></text:p>
      <text:p text:style-name="P44">Please note: That setting up a firewall that will block Database traffic <text:span text:style-name="T49">and this</text:span> may interfere with example programs that interact with <text:span text:style-name="T49">a</text:span> Database. And in those cases you can alter the firewall to allow traffic to and from that computer only <text:span text:style-name="T49">this </text:span>is <text:span text:style-name="T49">what I would suggest. </text:span></text:p>
      <text:p text:style-name="P22"/>
      <text:p text:style-name="P6"><text:span text:style-name="T41">Terminal Command</text:span><text:span text:style-name="T42">s</text:span><text:span text:style-name="T41"> that you will be using</text:span></text:p>
      <text:p text:style-name="P6"/>
      <text:p text:style-name="P12">a2ensite</text:p>
      <text:p text:style-name="P8"><text:span text:style-name="T5">a2dissite<text:line-break/>apache2ctl</text:span><text:line-break/>chown<text:line-break/>cd</text:p>
      <text:p text:style-name="P8"><text:span text:style-name="T30">exit</text:span><text:line-break/>mkdir</text:p>
      <text:p text:style-name="P7">mysql_secure_installation <text:line-break/>nano<text:line-break/><text:span text:style-name="T5">service</text:span><text:line-break/>sudo</text:p>
      <text:p text:style-name="P6"><text:soft-page-break/><text:span text:style-name="T20">ufw</text:span><text:line-break/> </text:p>
      <text:p text:style-name="P6"/>
      <text:p text:style-name="P30"><text:span text:style-name="T15">S</text:span><text:span text:style-name="T12">uggested programs </text:span><text:span text:style-name="T17">to install</text:span><text:span text:style-name="T12">:</text:span><text:line-break/><text:span text:style-name="T20">KeePassXC</text:span></text:p>
      <text:p text:style-name="P21"/>
      <text:p text:style-name="P21"/>
      <text:p text:style-name="P42"><text:span text:style-name="T12">Other suggestible programs to install, </text:span><text:span text:style-name="T18">these programs should be on the system admins computer and not necessarily on the server computer unless th</text:span><text:span text:style-name="T19">e server</text:span><text:span text:style-name="T18"> is your main computer</text:span><text:span text:style-name="T12">:</text:span><text:line-break/>net-tools (This is a collection of tools that will be listed at the end).<text:line-break/>nmap (this will check what ports are open on your computer. Please understand the legality of using this program on other than your own network).</text:p>
      <text:p text:style-name="P21"/>
      <text:p text:style-name="P21"/>
      <text:p text:style-name="P25"><text:span text:style-name="T12">Other Program</text:span><text:span text:style-name="T14">s</text:span> that are installed by default, you may want to also check out.</text:p>
      <text:p text:style-name="P25"/>
      <text:p text:style-name="P25">a2disconf <text:s/>a2dismod <text:s/>a2dissite <text:s/>a2enconf <text:s/>a2enmod <text:s/>a2ensite <text:s/>a2query</text:p>
      <text:p text:style-name="P25"/>
      <text:p text:style-name="P21">mariadb <text:s text:c="22"/>mariadbd-safe <text:s text:c="16"/>mariadb-repair</text:p>
      <text:p text:style-name="P21">mariadb-access <text:s text:c="15"/>mariadbd-safe-helper <text:s text:c="9"/>mariadb-report</text:p>
      <text:p text:style-name="P21">mariadb-admin <text:s text:c="16"/>mariadb-dump <text:s text:c="17"/>mariadb-secure-installation</text:p>
      <text:p text:style-name="P21">mariadb-analyze <text:s text:c="14"/>mariadb-dumpslow <text:s text:c="13"/>mariadb-service-convert</text:p>
      <text:p text:style-name="P21">mariadb-binlog <text:s text:c="15"/>mariadb-find-rows <text:s text:c="12"/>mariadb-setpermission</text:p>
      <text:p text:style-name="P21">mariadb-check <text:s text:c="16"/>mariadb-fix-extensions <text:s text:c="7"/>mariadb-show</text:p>
      <text:p text:style-name="P21">mariadbcheck <text:s text:c="17"/>mariadb-hotcopy <text:s text:c="14"/>mariadb-slap</text:p>
      <text:p text:style-name="P21">mariadb-conv <text:s text:c="17"/>mariadb-import <text:s text:c="15"/>mariadb-tzinfo-to-sql</text:p>
      <text:p text:style-name="P21">mariadb-convert-table-format <text:s/>mariadb-install-db <text:s text:c="11"/>mariadb-upgrade</text:p>
      <text:p text:style-name="P21">mariadbd <text:s text:c="21"/>mariadb-optimize <text:s text:c="13"/>mariadb-waitpid</text:p>
      <text:p text:style-name="P21">mariadbd-multi <text:s text:c="15"/>mariadb-plugin</text:p>
      <text:p text:style-name="P21"/>
      <text:p text:style-name="P7">mysql_setpermission</text:p>
      <text:p text:style-name="P7"/>
      <text:p text:style-name="P21">php <text:s text:c="3"/>php8.2 <text:s text:c="3"/>phpdismod <text:s text:c="3"/>phpenmod <text:s text:c="3"/>phpquery</text:p>
      <text:p text:style-name="P21"/>
      <text:p text:style-name="P51"><text:span text:style-name="T16">net-tools</text:span><text:span text:style-name="T25"> </text:span><text:span text:style-name="T3">if you choose to install this package it comes with:</text:span></text:p>
      <text:p text:style-name="P51"><text:span text:style-name="T25"><text:line-break/></text:span>arp, ifconfig, netstat, rarp, nameif and route. </text:p>
      <text:p text:style-name="P51">Additionally, this package contains utilities relating to particular network hardware types (plipconfig, slattach, mii-tool) and advanced aspects of IP configuration (iptunnel, ipmaddr).</text:p>
      <text:p text:style-name="P42"/>
      <text:p text:style-name="P18"/>
      <text:p text:style-name="P43">*** <text:span text:style-name="T21">Port information:</text:span></text:p>
      <text:p text:style-name="P37">Port 8080 is a user’s way of temporarily using a Web-Server. The Server has to be set up this way.</text:p>
      <text:p text:style-name="P37">Port 80 (Default) is http traffic with NO encryption.<text:line-break/>Port 443 is https traffic with encryption you must have a signed certificate or a self-signed certificate and addition configuration is required. These explanations are beyond the scope of this lesson.</text:p>
      <text:p text:style-name="P17"/>
      <text:p text:style-name="P17"/>
      <text:p text:style-name="P17"/>
      <text:p text:style-name="P50"><text:soft-page-break/><text:span text:style-name="T41">Authors Suggestions:</text:span><text:line-break/><text:span text:style-name="T40">I</text:span>nstall php-cli. If you take all the effort to learn a language use it to it’s full benefit. PHP-CLI can replace the need to learn BASH or Python as a scripting language. And on top of it PHP is a fully enriched programming language. Allowing you to the ability to create complex Object Orientated scripting programs. In my opinion I would like to see PHP-CLI be a standard on all Linux OS’s.</text:p>
      <text:p text:style-name="P50"/>
      <text:p text:style-name="P50"/>
      <text:p text:style-name="P35">Final Notes:</text:p>
      <text:p text:style-name="P23"/>
      <text:p text:style-name="P34">Apache</text:p>
      <text:p text:style-name="P11"><text:span text:style-name="T34">Check Status</text:span><text:span text:style-name="T6"><text:line-break/>sudo service apache2 status</text:span></text:p>
      <text:p text:style-name="P11"/>
      <text:p text:style-name="P52"><text:span text:style-name="T22">R</text:span><text:span text:style-name="T6">estart</text:span></text:p>
      <text:p text:style-name="P11">sudo service apache2 restart<text:line-break/><text:span text:style-name="T6"><text:line-break/></text:span><text:span text:style-name="T35">E</text:span><text:span text:style-name="T36">nable Apache Web server at bootup:</text:span><text:span text:style-name="T8"><text:line-break/>sudo service apache2 enable<text:line-break/><text:line-break/></text:span><text:span text:style-name="T35">D</text:span><text:span text:style-name="T36">isable Apache Web server at bootup:</text:span></text:p>
      <text:p text:style-name="P19">sudo service apache2 disable</text:p>
      <text:p text:style-name="P23"/>
      <text:p text:style-name="P34">MariaDB</text:p>
      <text:p text:style-name="P26"><text:span text:style-name="T35">R</text:span><text:span text:style-name="T32">estart</text:span><text:line-break/>sudo service mysql restart</text:p>
      <text:p text:style-name="P26"/>
      <text:p text:style-name="P53"><text:span text:style-name="T22">S</text:span>tatus</text:p>
      <text:p text:style-name="P26">Sudo service mariadb status</text:p>
      <text:p text:style-name="P23"/>
      <text:p text:style-name="P53"><text:span text:style-name="T43">E</text:span>nable MariaDB service at startup:</text:p>
      <text:p text:style-name="P26">sudo service mysql enable</text:p>
      <text:p text:style-name="P26"/>
      <text:p text:style-name="P53"><text:span text:style-name="T43">D</text:span>isable MariaDB service at startup:</text:p>
      <text:p text:style-name="P26">sudo service mysql disable</text:p>
      <text:p text:style-name="P26"/>
      <text:p text:style-name="P34">FIREWALL</text:p>
      <text:p text:style-name="P36"><text:span text:style-name="T37">E</text:span><text:span text:style-name="T32">nable the firewall </text:span><text:span text:style-name="T37">now and at startup.</text:span><text:line-break/>sudo ufw enable<text:line-break/></text:p>
      <text:p text:style-name="P36"><text:span text:style-name="T38">R</text:span><text:span text:style-name="T32">eload the firewall:</text:span><text:line-break/>sudo ufw reload</text:p>
      <text:p text:style-name="P36"><text:line-break/><text:span text:style-name="T38">D</text:span><text:span text:style-name="T32">isable the firewall:</text:span><text:line-break/>sudo ufw disable<text:line-break/><text:line-break/><text:span text:style-name="T38">S</text:span><text:span text:style-name="T32">earch for pre-made rules:</text:span><text:line-break/>sudo ufw app list</text:p>
      <text:p text:style-name="P36"><text:soft-page-break/></text:p>
      <text:p text:style-name="P36"><text:span text:style-name="T38">L</text:span><text:span text:style-name="T32">ook at the </text:span><text:span text:style-name="T38">pre-made </text:span><text:span text:style-name="T32">rules </text:span><text:span text:style-name="T38">set</text:span><text:span text:style-name="T32">:</text:span><text:line-break/>sudo ufw app info “WWW Full”<text:line-break/><text:line-break/><text:span text:style-name="T38">R</text:span><text:span text:style-name="T35">ules currently being used:</text:span><text:span text:style-name="T22"><text:line-break/>sudo ufw status numbered<text:line-break/><text:line-break/></text:span><text:span text:style-name="T38">D</text:span><text:span text:style-name="T35">elete a rule:</text:span><text:span text:style-name="T22"> <text:line-break/>sudo ufw </text:span><text:span text:style-name="T23">delete NUMBER</text:span><text:span text:style-name="T22"> <text:line-break/><text:line-break/><text:line-break/></text:span></text:p>
      <text:p text:style-name="P56">Additional configuration after 1<text:span text:style-name="T50">st</text:span> print.</text:p>
      <text:p text:style-name="P56"/>
      <text:p text:style-name="P60"><text:span text:style-name="T53">Show php errors. </text:span><text:span text:style-name="T54">This is for development only and many people want to know where the errors are in their code.<text:line-break/><text:line-break/>Open a terminal up and type:<text:line-break/>sudo nano </text:span><text:span text:style-name="T4">/etc/php/8.2/apache2/php.ini<text:line-break/><text:line-break/>Now lets search for display_errors until we find the one that looks like display_errors = Off<text:line-break/>CTRL + w <text:line-break/>type: display_errors</text:span><text:span text:style-name="T53"><text:line-break/></text:span><text:span text:style-name="T54">keep using CTRL + w till you find the correct one<text:line-break/></text:span><text:span text:style-name="T55">lets comment out that line by adding a ; at the start of the line.</text:span></text:p>
      <text:p text:style-name="P61"><text:span text:style-name="T52">In standard practice you would add a line something like:<text:line-break/>; display_errors=Off<text:line-break/>; 06-11-2023 Asher Simcha Change</text:span></text:p>
      <text:p text:style-name="P61"><text:span text:style-name="T52">display_errors=On</text:span></text:p>
      <text:p text:style-name="P58"><text:line-break/><text:span text:style-name="T56">EXIT AND SAVE CTRL + x<text:line-break/>Save Y </text:span></text:p>
      <text:p text:style-name="P59"/>
      <text:p text:style-name="P59"><text:span text:style-name="T56">R</text:span>estart the apache server:<text:line-break/>sudo service apache2 restart</text:p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00:35:12.922820206</meta:creation-date>
    <meta:generator>LibreOffice/7.3.4.2$Linux_X86_64 LibreOffice_project/30$Build-2</meta:generator>
    <dc:date>2023-06-11T23:39:23.906413968</dc:date>
    <meta:editing-duration>PT2H10M4S</meta:editing-duration>
    <meta:editing-cycles>27</meta:editing-cycles>
    <meta:document-statistic meta:table-count="0" meta:image-count="0" meta:object-count="0" meta:page-count="8" meta:paragraph-count="155" meta:word-count="1739" meta:character-count="11240" meta:non-whitespace-character-count="9195"/>
  </office:meta>
</office:document-meta>
</file>